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ar Hiring Manager,</text:p>
      <text:p text:style-name="P2">I am excited to apply for the Junior Back-End Developer position at BlueWhale Apps Inc. Currently pursuing a Higher Technician degree in Multiplatform Application Development, I also hold certifications in Full Stack Development (IBM), Web Development with .NET and Angular, and Testing with Java and Spring Boot.</text:p>
      <text:p text:style-name="P2">Proficient in Java, C#, Python, JavaScript, and TypeScript, I have experience with MySQL, PostgreSQL, .NET Core, Angular, React, Selenium, JUnit, GitHub, and Docker. My adaptability and problem-solving skills, strengthened through graphic design and customer-facing roles, allow me to approach development with a creative perspective.</text:p>
      <text:p text:style-name="P2">I admire BlueWhale Apps Inc.’s commitment to innovation and collaboration. I would welcome the opportunity to contribute and grow within your team. Thank you for your time and consideration.</text:p>
      <text:p text:style-name="P2">Best regards,</text:p>
      <text:p text:style-name="P2">Kevin Zamora [LinkedIn Profile] [GitHub Profile] [Contact Information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7:05:18.652281807</dc:date>
    <meta:editing-duration>PT7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33" meta:character-count="940" meta:non-whitespace-character-count="813"/>
  </office:meta>
</office:document-meta>
</file>